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formula="of:=[.B2]" office:value-type="float" office:value="10001" calcext:value-type="float">
            <text:p>10001</text:p>
          </table:table-cell>
          <table:table-cell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]"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]"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]"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]"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7]"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]"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9]"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10]"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11]"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2]"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3]"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]"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]"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6]"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]"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]"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]"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table:formula="of:=[.B20]"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B21]"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2]"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3]"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]"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]"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6]"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7]"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28]"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29]"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]"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]"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]"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3]"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4]"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35]"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]"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7]"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]"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9]"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0]"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1]"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2]"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3]"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44]"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B45]"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B46]"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47]"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8]"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9]"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]"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]"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]"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3]"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54]"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5]"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6]"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table:formula="of:=[.B57]"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58]"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formula="of:=[.B59]"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60]"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1]"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2]"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63]"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64]"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5]"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66]"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67]"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68]"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69]"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0]"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1]"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72]"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3]"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74]"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5]"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76]"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7]"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78]"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9]"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0]"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81]"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82]"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3]"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84]"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table:formula="of:=[.B85]"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86]"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87]"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8]"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89]"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0]"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91]"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table:formula="of:=[.B92]"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3]"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4]"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95]"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96]"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97]"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98]"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9]"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00]"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01]"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02]"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03]"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04]"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5]"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6]"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table:formula="of:=[.B107]"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08]"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09]"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0]"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1]"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formula="of:=[.B112]"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3]"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4]"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15]"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6]"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7]"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18]"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19]"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0]"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1]"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22]"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table:formula="of:=[.B123]"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24]"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25]"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6]"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7]"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28]"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9]"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30]"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1]"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2]"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33]"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34]"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5]"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6]"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37]"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table:formula="of:=[.B138]"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table:formula="of:=[.B139]"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table:formula="of:=[.B140]"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table:formula="of:=[.B141]"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table:formula="of:=[.B142]"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43]"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44]"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5]"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46]"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47]"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8]"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149]"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50]"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51]"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table:formula="of:=[.B152]"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53]"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4]"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55]"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6]"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7]"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58]"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59]"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60]"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61]"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2]"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3]"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4]"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65]"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6]"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table:formula="of:=[.B167]"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68]"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69]"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0]"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1]"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72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5"/>
          <table:table-cell office:value-type="string" calcext:value-type="string">
            <text:p>47VII</text:p>
          </table:table-cell>
        </table:table-row>
        <table:table-row table:style-name="ro1">
          <table:table-cell table:formula="of:=[.B173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4]" office:value-type="float" office:value="10172" calcext:value-type="float">
            <text:p>10172</text:p>
          </table:table-cell>
          <table:table-cell table:formula="of:=[.B173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175]" office:value-type="float" office:value="10173" calcext:value-type="float">
            <text:p>10173</text:p>
          </table:table-cell>
          <table:table-cell table:formula="of:=[.B174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76]" office:value-type="float" office:value="10174" calcext:value-type="float">
            <text:p>10174</text:p>
          </table:table-cell>
          <table:table-cell table:formula="of:=[.B175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77]" office:value-type="float" office:value="10175" calcext:value-type="float">
            <text:p>10175</text:p>
          </table:table-cell>
          <table:table-cell table:formula="of:=[.B176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8]" office:value-type="float" office:value="10176" calcext:value-type="float">
            <text:p>10176</text:p>
          </table:table-cell>
          <table:table-cell table:formula="of:=[.B177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79]" office:value-type="float" office:value="10177" calcext:value-type="float">
            <text:p>10177</text:p>
          </table:table-cell>
          <table:table-cell table:formula="of:=[.B178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80]" office:value-type="float" office:value="10178" calcext:value-type="float">
            <text:p>10178</text:p>
          </table:table-cell>
          <table:table-cell table:formula="of:=[.B179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81]" office:value-type="float" office:value="10179" calcext:value-type="float">
            <text:p>10179</text:p>
          </table:table-cell>
          <table:table-cell table:formula="of:=[.B180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2]" office:value-type="float" office:value="10180" calcext:value-type="float">
            <text:p>10180</text:p>
          </table:table-cell>
          <table:table-cell table:formula="of:=[.B181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83]" office:value-type="float" office:value="10181" calcext:value-type="float">
            <text:p>10181</text:p>
          </table:table-cell>
          <table:table-cell table:formula="of:=[.B182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84]" office:value-type="float" office:value="10182" calcext:value-type="float">
            <text:p>10182</text:p>
          </table:table-cell>
          <table:table-cell table:formula="of:=[.B183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5]" office:value-type="float" office:value="10183" calcext:value-type="float">
            <text:p>10183</text:p>
          </table:table-cell>
          <table:table-cell table:formula="of:=[.B184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86]" office:value-type="float" office:value="10184" calcext:value-type="float">
            <text:p>10184</text:p>
          </table:table-cell>
          <table:table-cell table:formula="of:=[.B185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7]" office:value-type="float" office:value="10185" calcext:value-type="float">
            <text:p>10185</text:p>
          </table:table-cell>
          <table:table-cell table:formula="of:=[.B186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88]" office:value-type="float" office:value="10186" calcext:value-type="float">
            <text:p>10186</text:p>
          </table:table-cell>
          <table:table-cell table:formula="of:=[.B187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89]" office:value-type="float" office:value="10187" calcext:value-type="float">
            <text:p>10187</text:p>
          </table:table-cell>
          <table:table-cell table:formula="of:=[.B188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0]" office:value-type="float" office:value="10188" calcext:value-type="float">
            <text:p>10188</text:p>
          </table:table-cell>
          <table:table-cell table:formula="of:=[.B189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1]" office:value-type="float" office:value="10189" calcext:value-type="float">
            <text:p>10189</text:p>
          </table:table-cell>
          <table:table-cell table:formula="of:=[.B190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2]" office:value-type="float" office:value="10190" calcext:value-type="float">
            <text:p>10190</text:p>
          </table:table-cell>
          <table:table-cell table:formula="of:=[.B191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table:formula="of:=[.B193]" office:value-type="float" office:value="10191" calcext:value-type="float">
            <text:p>10191</text:p>
          </table:table-cell>
          <table:table-cell table:formula="of:=[.B192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table:formula="of:=[.B194]" office:value-type="float" office:value="10192" calcext:value-type="float">
            <text:p>10192</text:p>
          </table:table-cell>
          <table:table-cell table:formula="of:=[.B193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5]" office:value-type="float" office:value="10193" calcext:value-type="float">
            <text:p>10193</text:p>
          </table:table-cell>
          <table:table-cell table:formula="of:=[.B194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6]" office:value-type="float" office:value="10194" calcext:value-type="float">
            <text:p>10194</text:p>
          </table:table-cell>
          <table:table-cell table:formula="of:=[.B195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197]" office:value-type="float" office:value="10195" calcext:value-type="float">
            <text:p>10195</text:p>
          </table:table-cell>
          <table:table-cell table:formula="of:=[.B196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98]" office:value-type="float" office:value="10196" calcext:value-type="float">
            <text:p>10196</text:p>
          </table:table-cell>
          <table:table-cell table:formula="of:=[.B197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9]" office:value-type="float" office:value="10197" calcext:value-type="float">
            <text:p>10197</text:p>
          </table:table-cell>
          <table:table-cell table:formula="of:=[.B198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0]" office:value-type="float" office:value="10198" calcext:value-type="float">
            <text:p>10198</text:p>
          </table:table-cell>
          <table:table-cell table:formula="of:=[.B199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1]" office:value-type="float" office:value="10199" calcext:value-type="float">
            <text:p>10199</text:p>
          </table:table-cell>
          <table:table-cell table:formula="of:=[.B200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table:formula="of:=[.B202]" office:value-type="float" office:value="10200" calcext:value-type="float">
            <text:p>10200</text:p>
          </table:table-cell>
          <table:table-cell table:formula="of:=[.B201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3]" office:value-type="float" office:value="10201" calcext:value-type="float">
            <text:p>10201</text:p>
          </table:table-cell>
          <table:table-cell table:formula="of:=[.B202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4]" office:value-type="float" office:value="10202" calcext:value-type="float">
            <text:p>10202</text:p>
          </table:table-cell>
          <table:table-cell table:formula="of:=[.B203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5]" office:value-type="float" office:value="10203" calcext:value-type="float">
            <text:p>10203</text:p>
          </table:table-cell>
          <table:table-cell table:formula="of:=[.B204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06]" office:value-type="float" office:value="10204" calcext:value-type="float">
            <text:p>10204</text:p>
          </table:table-cell>
          <table:table-cell table:formula="of:=[.B205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07]" office:value-type="float" office:value="10205" calcext:value-type="float">
            <text:p>10205</text:p>
          </table:table-cell>
          <table:table-cell table:formula="of:=[.B206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08]" office:value-type="float" office:value="10206" calcext:value-type="float">
            <text:p>10206</text:p>
          </table:table-cell>
          <table:table-cell table:formula="of:=[.B207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9]" office:value-type="float" office:value="10207" calcext:value-type="float">
            <text:p>10207</text:p>
          </table:table-cell>
          <table:table-cell table:formula="of:=[.B208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table:formula="of:=[.B210]" office:value-type="float" office:value="10208" calcext:value-type="float">
            <text:p>10208</text:p>
          </table:table-cell>
          <table:table-cell table:formula="of:=[.B209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1]" office:value-type="float" office:value="10209" calcext:value-type="float">
            <text:p>10209</text:p>
          </table:table-cell>
          <table:table-cell table:formula="of:=[.B210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2]" office:value-type="float" office:value="10210" calcext:value-type="float">
            <text:p>10210</text:p>
          </table:table-cell>
          <table:table-cell table:formula="of:=[.B211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213]" office:value-type="float" office:value="10211" calcext:value-type="float">
            <text:p>10211</text:p>
          </table:table-cell>
          <table:table-cell table:formula="of:=[.B212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4]" office:value-type="float" office:value="10212" calcext:value-type="float">
            <text:p>10212</text:p>
          </table:table-cell>
          <table:table-cell table:formula="of:=[.B213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5]" office:value-type="float" office:value="10213" calcext:value-type="float">
            <text:p>10213</text:p>
          </table:table-cell>
          <table:table-cell table:formula="of:=[.B214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6]" office:value-type="float" office:value="10214" calcext:value-type="float">
            <text:p>10214</text:p>
          </table:table-cell>
          <table:table-cell table:formula="of:=[.B215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7]" office:value-type="float" office:value="10215" calcext:value-type="float">
            <text:p>10215</text:p>
          </table:table-cell>
          <table:table-cell table:formula="of:=[.B216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18]" office:value-type="float" office:value="10216" calcext:value-type="float">
            <text:p>10216</text:p>
          </table:table-cell>
          <table:table-cell table:formula="of:=[.B217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19]" office:value-type="float" office:value="10217" calcext:value-type="float">
            <text:p>10217</text:p>
          </table:table-cell>
          <table:table-cell table:formula="of:=[.B218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0]" office:value-type="float" office:value="10218" calcext:value-type="float">
            <text:p>10218</text:p>
          </table:table-cell>
          <table:table-cell table:formula="of:=[.B219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table:formula="of:=[.B221]" office:value-type="float" office:value="10219" calcext:value-type="float">
            <text:p>10219</text:p>
          </table:table-cell>
          <table:table-cell table:formula="of:=[.B220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22]" office:value-type="float" office:value="10220" calcext:value-type="float">
            <text:p>10220</text:p>
          </table:table-cell>
          <table:table-cell table:formula="of:=[.B221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3]" office:value-type="float" office:value="10221" calcext:value-type="float">
            <text:p>10221</text:p>
          </table:table-cell>
          <table:table-cell table:formula="of:=[.B222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4]" office:value-type="float" office:value="10222" calcext:value-type="float">
            <text:p>10222</text:p>
          </table:table-cell>
          <table:table-cell table:formula="of:=[.B223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5]" office:value-type="float" office:value="10223" calcext:value-type="float">
            <text:p>10223</text:p>
          </table:table-cell>
          <table:table-cell table:formula="of:=[.B224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6]" office:value-type="float" office:value="10224" calcext:value-type="float">
            <text:p>10224</text:p>
          </table:table-cell>
          <table:table-cell table:formula="of:=[.B225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table:formula="of:=[.B227]" office:value-type="float" office:value="10225" calcext:value-type="float">
            <text:p>10225</text:p>
          </table:table-cell>
          <table:table-cell table:formula="of:=[.B226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228]" office:value-type="float" office:value="10226" calcext:value-type="float">
            <text:p>10226</text:p>
          </table:table-cell>
          <table:table-cell table:formula="of:=[.B227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29]" office:value-type="float" office:value="10227" calcext:value-type="float">
            <text:p>10227</text:p>
          </table:table-cell>
          <table:table-cell table:formula="of:=[.B228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30]" office:value-type="float" office:value="10228" calcext:value-type="float">
            <text:p>10228</text:p>
          </table:table-cell>
          <table:table-cell table:formula="of:=[.B229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table:formula="of:=[.B231]" office:value-type="float" office:value="10229" calcext:value-type="float">
            <text:p>10229</text:p>
          </table:table-cell>
          <table:table-cell table:formula="of:=[.B230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232]" office:value-type="float" office:value="10230" calcext:value-type="float">
            <text:p>10230</text:p>
          </table:table-cell>
          <table:table-cell table:formula="of:=[.B231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33]" office:value-type="float" office:value="10231" calcext:value-type="float">
            <text:p>10231</text:p>
          </table:table-cell>
          <table:table-cell table:formula="of:=[.B232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34]" office:value-type="float" office:value="10232" calcext:value-type="float">
            <text:p>10232</text:p>
          </table:table-cell>
          <table:table-cell table:formula="of:=[.B233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35]" office:value-type="float" office:value="10233" calcext:value-type="float">
            <text:p>10233</text:p>
          </table:table-cell>
          <table:table-cell table:formula="of:=[.B234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6]" office:value-type="float" office:value="10234" calcext:value-type="float">
            <text:p>10234</text:p>
          </table:table-cell>
          <table:table-cell table:formula="of:=[.B235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7]" office:value-type="float" office:value="10235" calcext:value-type="float">
            <text:p>10235</text:p>
          </table:table-cell>
          <table:table-cell table:formula="of:=[.B236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8]" office:value-type="float" office:value="10236" calcext:value-type="float">
            <text:p>10236</text:p>
          </table:table-cell>
          <table:table-cell table:formula="of:=[.B237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39]" office:value-type="float" office:value="10237" calcext:value-type="float">
            <text:p>10237</text:p>
          </table:table-cell>
          <table:table-cell table:formula="of:=[.B238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0]" office:value-type="float" office:value="10238" calcext:value-type="float">
            <text:p>10238</text:p>
          </table:table-cell>
          <table:table-cell table:formula="of:=[.B239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1]" office:value-type="float" office:value="10239" calcext:value-type="float">
            <text:p>10239</text:p>
          </table:table-cell>
          <table:table-cell table:formula="of:=[.B240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2]" office:value-type="float" office:value="10240" calcext:value-type="float">
            <text:p>10240</text:p>
          </table:table-cell>
          <table:table-cell table:formula="of:=[.B241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43]" office:value-type="float" office:value="10241" calcext:value-type="float">
            <text:p>10241</text:p>
          </table:table-cell>
          <table:table-cell table:formula="of:=[.B242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table:formula="of:=[.B244]" office:value-type="float" office:value="10242" calcext:value-type="float">
            <text:p>10242</text:p>
          </table:table-cell>
          <table:table-cell table:formula="of:=[.B243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245]" office:value-type="float" office:value="10243" calcext:value-type="float">
            <text:p>10243</text:p>
          </table:table-cell>
          <table:table-cell table:formula="of:=[.B244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46]" office:value-type="float" office:value="10244" calcext:value-type="float">
            <text:p>10244</text:p>
          </table:table-cell>
          <table:table-cell table:formula="of:=[.B245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7]" office:value-type="float" office:value="10245" calcext:value-type="float">
            <text:p>10245</text:p>
          </table:table-cell>
          <table:table-cell table:formula="of:=[.B246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248]" office:value-type="float" office:value="10246" calcext:value-type="float">
            <text:p>10246</text:p>
          </table:table-cell>
          <table:table-cell table:formula="of:=[.B247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table:formula="of:=[.B249]" office:value-type="float" office:value="10247" calcext:value-type="float">
            <text:p>10247</text:p>
          </table:table-cell>
          <table:table-cell table:formula="of:=[.B248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table:formula="of:=[.B250]" office:value-type="float" office:value="10248" calcext:value-type="float">
            <text:p>10248</text:p>
          </table:table-cell>
          <table:table-cell table:formula="of:=[.B249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table:formula="of:=[.B251]" office:value-type="float" office:value="10249" calcext:value-type="float">
            <text:p>10249</text:p>
          </table:table-cell>
          <table:table-cell table:formula="of:=[.B250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52]" office:value-type="float" office:value="10250" calcext:value-type="float">
            <text:p>10250</text:p>
          </table:table-cell>
          <table:table-cell table:formula="of:=[.B251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3]" office:value-type="float" office:value="10251" calcext:value-type="float">
            <text:p>10251</text:p>
          </table:table-cell>
          <table:table-cell table:formula="of:=[.B252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4]" office:value-type="float" office:value="10252" calcext:value-type="float">
            <text:p>10252</text:p>
          </table:table-cell>
          <table:table-cell table:formula="of:=[.B253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table:formula="of:=[.B255]" office:value-type="float" office:value="10253" calcext:value-type="float">
            <text:p>10253</text:p>
          </table:table-cell>
          <table:table-cell table:formula="of:=[.B254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table:formula="of:=[.B256]" office:value-type="float" office:value="10254" calcext:value-type="float">
            <text:p>10254</text:p>
          </table:table-cell>
          <table:table-cell table:formula="of:=[.B255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table:formula="of:=[.B257]" office:value-type="float" office:value="10255" calcext:value-type="float">
            <text:p>10255</text:p>
          </table:table-cell>
          <table:table-cell table:formula="of:=[.B256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8]" office:value-type="float" office:value="10256" calcext:value-type="float">
            <text:p>10256</text:p>
          </table:table-cell>
          <table:table-cell table:formula="of:=[.B257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59]" office:value-type="float" office:value="10257" calcext:value-type="float">
            <text:p>10257</text:p>
          </table:table-cell>
          <table:table-cell table:formula="of:=[.B258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60]" office:value-type="float" office:value="10258" calcext:value-type="float">
            <text:p>10258</text:p>
          </table:table-cell>
          <table:table-cell table:formula="of:=[.B259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1]" office:value-type="float" office:value="10259" calcext:value-type="float">
            <text:p>10259</text:p>
          </table:table-cell>
          <table:table-cell table:formula="of:=[.B260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62]" office:value-type="float" office:value="10260" calcext:value-type="float">
            <text:p>10260</text:p>
          </table:table-cell>
          <table:table-cell table:formula="of:=[.B261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3]" office:value-type="float" office:value="10261" calcext:value-type="float">
            <text:p>10261</text:p>
          </table:table-cell>
          <table:table-cell table:formula="of:=[.B262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table:formula="of:=[.B264]" office:value-type="float" office:value="10262" calcext:value-type="float">
            <text:p>10262</text:p>
          </table:table-cell>
          <table:table-cell table:formula="of:=[.B263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5]" office:value-type="float" office:value="10263" calcext:value-type="float">
            <text:p>10263</text:p>
          </table:table-cell>
          <table:table-cell table:formula="of:=[.B264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6]" office:value-type="float" office:value="10264" calcext:value-type="float">
            <text:p>10264</text:p>
          </table:table-cell>
          <table:table-cell table:formula="of:=[.B265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67]" office:value-type="float" office:value="10265" calcext:value-type="float">
            <text:p>10265</text:p>
          </table:table-cell>
          <table:table-cell table:formula="of:=[.B266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table:formula="of:=[.B268]" office:value-type="float" office:value="10266" calcext:value-type="float">
            <text:p>10266</text:p>
          </table:table-cell>
          <table:table-cell table:formula="of:=[.B267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69]" office:value-type="float" office:value="10267" calcext:value-type="float">
            <text:p>10267</text:p>
          </table:table-cell>
          <table:table-cell table:formula="of:=[.B268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70]" office:value-type="float" office:value="10268" calcext:value-type="float">
            <text:p>10268</text:p>
          </table:table-cell>
          <table:table-cell table:formula="of:=[.B269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1]" office:value-type="float" office:value="10269" calcext:value-type="float">
            <text:p>10269</text:p>
          </table:table-cell>
          <table:table-cell table:formula="of:=[.B270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72]" office:value-type="float" office:value="10270" calcext:value-type="float">
            <text:p>10270</text:p>
          </table:table-cell>
          <table:table-cell table:formula="of:=[.B271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73]" office:value-type="float" office:value="10271" calcext:value-type="float">
            <text:p>10271</text:p>
          </table:table-cell>
          <table:table-cell table:formula="of:=[.B272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74]" office:value-type="float" office:value="10272" calcext:value-type="float">
            <text:p>10272</text:p>
          </table:table-cell>
          <table:table-cell table:formula="of:=[.B273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75]" office:value-type="float" office:value="10273" calcext:value-type="float">
            <text:p>10273</text:p>
          </table:table-cell>
          <table:table-cell table:formula="of:=[.B274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76]" office:value-type="float" office:value="10274" calcext:value-type="float">
            <text:p>10274</text:p>
          </table:table-cell>
          <table:table-cell table:formula="of:=[.B275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77]" office:value-type="float" office:value="10275" calcext:value-type="float">
            <text:p>10275</text:p>
          </table:table-cell>
          <table:table-cell table:formula="of:=[.B276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78]" office:value-type="float" office:value="10276" calcext:value-type="float">
            <text:p>10276</text:p>
          </table:table-cell>
          <table:table-cell table:formula="of:=[.B277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9]" office:value-type="float" office:value="10277" calcext:value-type="float">
            <text:p>10277</text:p>
          </table:table-cell>
          <table:table-cell table:formula="of:=[.B278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table:formula="of:=[.B280]" office:value-type="float" office:value="10278" calcext:value-type="float">
            <text:p>10278</text:p>
          </table:table-cell>
          <table:table-cell table:formula="of:=[.B279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281]" office:value-type="float" office:value="10279" calcext:value-type="float">
            <text:p>10279</text:p>
          </table:table-cell>
          <table:table-cell table:formula="of:=[.B280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82]" office:value-type="float" office:value="10280" calcext:value-type="float">
            <text:p>10280</text:p>
          </table:table-cell>
          <table:table-cell table:formula="of:=[.B281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283]" office:value-type="float" office:value="10281" calcext:value-type="float">
            <text:p>10281</text:p>
          </table:table-cell>
          <table:table-cell table:formula="of:=[.B282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84]" office:value-type="float" office:value="10282" calcext:value-type="float">
            <text:p>10282</text:p>
          </table:table-cell>
          <table:table-cell table:formula="of:=[.B283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285]" office:value-type="float" office:value="10283" calcext:value-type="float">
            <text:p>10283</text:p>
          </table:table-cell>
          <table:table-cell table:formula="of:=[.B284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86]" office:value-type="float" office:value="10284" calcext:value-type="float">
            <text:p>10284</text:p>
          </table:table-cell>
          <table:table-cell table:formula="of:=[.B285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87]" office:value-type="float" office:value="10285" calcext:value-type="float">
            <text:p>10285</text:p>
          </table:table-cell>
          <table:table-cell table:formula="of:=[.B286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88]" office:value-type="float" office:value="10286" calcext:value-type="float">
            <text:p>10286</text:p>
          </table:table-cell>
          <table:table-cell table:formula="of:=[.B287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table:formula="of:=[.B289]" office:value-type="float" office:value="10287" calcext:value-type="float">
            <text:p>10287</text:p>
          </table:table-cell>
          <table:table-cell table:formula="of:=[.B288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table:formula="of:=[.B290]" office:value-type="float" office:value="10288" calcext:value-type="float">
            <text:p>10288</text:p>
          </table:table-cell>
          <table:table-cell table:formula="of:=[.B289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1]" office:value-type="float" office:value="10289" calcext:value-type="float">
            <text:p>10289</text:p>
          </table:table-cell>
          <table:table-cell table:formula="of:=[.B290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92]" office:value-type="float" office:value="10290" calcext:value-type="float">
            <text:p>10290</text:p>
          </table:table-cell>
          <table:table-cell table:formula="of:=[.B291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3]" office:value-type="float" office:value="10291" calcext:value-type="float">
            <text:p>10291</text:p>
          </table:table-cell>
          <table:table-cell table:formula="of:=[.B292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94]" office:value-type="float" office:value="10292" calcext:value-type="float">
            <text:p>10292</text:p>
          </table:table-cell>
          <table:table-cell table:formula="of:=[.B293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5]" office:value-type="float" office:value="10293" calcext:value-type="float">
            <text:p>10293</text:p>
          </table:table-cell>
          <table:table-cell table:formula="of:=[.B294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6]" office:value-type="float" office:value="10294" calcext:value-type="float">
            <text:p>10294</text:p>
          </table:table-cell>
          <table:table-cell table:formula="of:=[.B295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97]" office:value-type="float" office:value="10295" calcext:value-type="float">
            <text:p>10295</text:p>
          </table:table-cell>
          <table:table-cell table:formula="of:=[.B296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table:formula="of:=[.B298]" office:value-type="float" office:value="10296" calcext:value-type="float">
            <text:p>10296</text:p>
          </table:table-cell>
          <table:table-cell table:formula="of:=[.B297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table:formula="of:=[.B299]" office:value-type="float" office:value="10297" calcext:value-type="float">
            <text:p>10297</text:p>
          </table:table-cell>
          <table:table-cell table:formula="of:=[.B298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table:formula="of:=[.B300]" office:value-type="float" office:value="10298" calcext:value-type="float">
            <text:p>10298</text:p>
          </table:table-cell>
          <table:table-cell table:formula="of:=[.B299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01]" office:value-type="float" office:value="10299" calcext:value-type="float">
            <text:p>10299</text:p>
          </table:table-cell>
          <table:table-cell table:formula="of:=[.B300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2]" office:value-type="float" office:value="10300" calcext:value-type="float">
            <text:p>10300</text:p>
          </table:table-cell>
          <table:table-cell table:formula="of:=[.B301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3]" office:value-type="float" office:value="10301" calcext:value-type="float">
            <text:p>10301</text:p>
          </table:table-cell>
          <table:table-cell table:formula="of:=[.B302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04]" office:value-type="float" office:value="10302" calcext:value-type="float">
            <text:p>10302</text:p>
          </table:table-cell>
          <table:table-cell table:formula="of:=[.B303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05]" office:value-type="float" office:value="10303" calcext:value-type="float">
            <text:p>10303</text:p>
          </table:table-cell>
          <table:table-cell table:formula="of:=[.B304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6]" office:value-type="float" office:value="10304" calcext:value-type="float">
            <text:p>10304</text:p>
          </table:table-cell>
          <table:table-cell table:formula="of:=[.B305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07]" office:value-type="float" office:value="10305" calcext:value-type="float">
            <text:p>10305</text:p>
          </table:table-cell>
          <table:table-cell table:formula="of:=[.B306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08]" office:value-type="float" office:value="10306" calcext:value-type="float">
            <text:p>10306</text:p>
          </table:table-cell>
          <table:table-cell table:formula="of:=[.B307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09]" office:value-type="float" office:value="10307" calcext:value-type="float">
            <text:p>10307</text:p>
          </table:table-cell>
          <table:table-cell table:formula="of:=[.B308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0]" office:value-type="float" office:value="10308" calcext:value-type="float">
            <text:p>10308</text:p>
          </table:table-cell>
          <table:table-cell table:formula="of:=[.B309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1]" office:value-type="float" office:value="10309" calcext:value-type="float">
            <text:p>10309</text:p>
          </table:table-cell>
          <table:table-cell table:formula="of:=[.B310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12]" office:value-type="float" office:value="10310" calcext:value-type="float">
            <text:p>10310</text:p>
          </table:table-cell>
          <table:table-cell table:formula="of:=[.B311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3]" office:value-type="float" office:value="10311" calcext:value-type="float">
            <text:p>10311</text:p>
          </table:table-cell>
          <table:table-cell table:formula="of:=[.B312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4]" office:value-type="float" office:value="10312" calcext:value-type="float">
            <text:p>10312</text:p>
          </table:table-cell>
          <table:table-cell table:formula="of:=[.B313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table:formula="of:=[.B315]" office:value-type="float" office:value="10313" calcext:value-type="float">
            <text:p>10313</text:p>
          </table:table-cell>
          <table:table-cell table:formula="of:=[.B314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6]" office:value-type="float" office:value="10314" calcext:value-type="float">
            <text:p>10314</text:p>
          </table:table-cell>
          <table:table-cell table:formula="of:=[.B315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317]" office:value-type="float" office:value="10315" calcext:value-type="float">
            <text:p>10315</text:p>
          </table:table-cell>
          <table:table-cell table:formula="of:=[.B316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18]" office:value-type="float" office:value="10316" calcext:value-type="float">
            <text:p>10316</text:p>
          </table:table-cell>
          <table:table-cell table:formula="of:=[.B317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9]" office:value-type="float" office:value="10317" calcext:value-type="float">
            <text:p>10317</text:p>
          </table:table-cell>
          <table:table-cell table:formula="of:=[.B318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0]" office:value-type="float" office:value="10318" calcext:value-type="float">
            <text:p>10318</text:p>
          </table:table-cell>
          <table:table-cell table:formula="of:=[.B319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321]" office:value-type="float" office:value="10319" calcext:value-type="float">
            <text:p>10319</text:p>
          </table:table-cell>
          <table:table-cell table:formula="of:=[.B320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2]" office:value-type="float" office:value="10320" calcext:value-type="float">
            <text:p>10320</text:p>
          </table:table-cell>
          <table:table-cell table:formula="of:=[.B321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3]" office:value-type="float" office:value="10321" calcext:value-type="float">
            <text:p>10321</text:p>
          </table:table-cell>
          <table:table-cell table:formula="of:=[.B322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4]" office:value-type="float" office:value="10322" calcext:value-type="float">
            <text:p>10322</text:p>
          </table:table-cell>
          <table:table-cell table:formula="of:=[.B323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table:formula="of:=[.B325]" office:value-type="float" office:value="10323" calcext:value-type="float">
            <text:p>10323</text:p>
          </table:table-cell>
          <table:table-cell table:formula="of:=[.B324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26]" office:value-type="float" office:value="10324" calcext:value-type="float">
            <text:p>10324</text:p>
          </table:table-cell>
          <table:table-cell table:formula="of:=[.B325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27]" office:value-type="float" office:value="10325" calcext:value-type="float">
            <text:p>10325</text:p>
          </table:table-cell>
          <table:table-cell table:formula="of:=[.B326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8]" office:value-type="float" office:value="10326" calcext:value-type="float">
            <text:p>10326</text:p>
          </table:table-cell>
          <table:table-cell table:formula="of:=[.B327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9]" office:value-type="float" office:value="10327" calcext:value-type="float">
            <text:p>10327</text:p>
          </table:table-cell>
          <table:table-cell table:formula="of:=[.B328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0]" office:value-type="float" office:value="10328" calcext:value-type="float">
            <text:p>10328</text:p>
          </table:table-cell>
          <table:table-cell table:formula="of:=[.B329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1]" office:value-type="float" office:value="10329" calcext:value-type="float">
            <text:p>10329</text:p>
          </table:table-cell>
          <table:table-cell table:formula="of:=[.B330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2]" office:value-type="float" office:value="10330" calcext:value-type="float">
            <text:p>10330</text:p>
          </table:table-cell>
          <table:table-cell table:formula="of:=[.B331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table:formula="of:=[.B333]" office:value-type="float" office:value="10331" calcext:value-type="float">
            <text:p>10331</text:p>
          </table:table-cell>
          <table:table-cell table:formula="of:=[.B332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34]" office:value-type="float" office:value="10332" calcext:value-type="float">
            <text:p>10332</text:p>
          </table:table-cell>
          <table:table-cell table:formula="of:=[.B333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35]" office:value-type="float" office:value="10333" calcext:value-type="float">
            <text:p>10333</text:p>
          </table:table-cell>
          <table:table-cell table:formula="of:=[.B334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36]" office:value-type="float" office:value="10334" calcext:value-type="float">
            <text:p>10334</text:p>
          </table:table-cell>
          <table:table-cell table:formula="of:=[.B335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7]" office:value-type="float" office:value="10335" calcext:value-type="float">
            <text:p>10335</text:p>
          </table:table-cell>
          <table:table-cell table:formula="of:=[.B336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table:formula="of:=[.B338]" office:value-type="float" office:value="10336" calcext:value-type="float">
            <text:p>10336</text:p>
          </table:table-cell>
          <table:table-cell table:formula="of:=[.B337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table:formula="of:=[.B339]" office:value-type="float" office:value="10337" calcext:value-type="float">
            <text:p>10337</text:p>
          </table:table-cell>
          <table:table-cell table:formula="of:=[.B338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0]" office:value-type="float" office:value="10338" calcext:value-type="float">
            <text:p>10338</text:p>
          </table:table-cell>
          <table:table-cell table:formula="of:=[.B339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41]" office:value-type="float" office:value="10339" calcext:value-type="float">
            <text:p>10339</text:p>
          </table:table-cell>
          <table:table-cell table:formula="of:=[.B340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2]" office:value-type="float" office:value="10340" calcext:value-type="float">
            <text:p>10340</text:p>
          </table:table-cell>
          <table:table-cell table:formula="of:=[.B341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43]" office:value-type="float" office:value="10341" calcext:value-type="float">
            <text:p>10341</text:p>
          </table:table-cell>
          <table:table-cell table:formula="of:=[.B342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4]" office:value-type="float" office:value="10342" calcext:value-type="float">
            <text:p>10342</text:p>
          </table:table-cell>
          <table:table-cell table:formula="of:=[.B343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table:formula="of:=[.B345]" office:value-type="float" office:value="10343" calcext:value-type="float">
            <text:p>10343</text:p>
          </table:table-cell>
          <table:table-cell table:formula="of:=[.B344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346]" office:value-type="float" office:value="10344" calcext:value-type="float">
            <text:p>10344</text:p>
          </table:table-cell>
          <table:table-cell table:formula="of:=[.B345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347]" office:value-type="float" office:value="10345" calcext:value-type="float">
            <text:p>10345</text:p>
          </table:table-cell>
          <table:table-cell table:formula="of:=[.B346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48]" office:value-type="float" office:value="10346" calcext:value-type="float">
            <text:p>10346</text:p>
          </table:table-cell>
          <table:table-cell table:formula="of:=[.B347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9]" office:value-type="float" office:value="10347" calcext:value-type="float">
            <text:p>10347</text:p>
          </table:table-cell>
          <table:table-cell table:formula="of:=[.B348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table:formula="of:=[.B350]" office:value-type="float" office:value="10348" calcext:value-type="float">
            <text:p>10348</text:p>
          </table:table-cell>
          <table:table-cell table:formula="of:=[.B349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1]" office:value-type="float" office:value="10349" calcext:value-type="float">
            <text:p>10349</text:p>
          </table:table-cell>
          <table:table-cell table:formula="of:=[.B350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2]" office:value-type="float" office:value="10350" calcext:value-type="float">
            <text:p>10350</text:p>
          </table:table-cell>
          <table:table-cell table:formula="of:=[.B351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3]" office:value-type="float" office:value="10351" calcext:value-type="float">
            <text:p>10351</text:p>
          </table:table-cell>
          <table:table-cell table:formula="of:=[.B352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4]" office:value-type="float" office:value="10352" calcext:value-type="float">
            <text:p>10352</text:p>
          </table:table-cell>
          <table:table-cell table:formula="of:=[.B353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5]" office:value-type="float" office:value="10353" calcext:value-type="float">
            <text:p>10353</text:p>
          </table:table-cell>
          <table:table-cell table:formula="of:=[.B354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56]" office:value-type="float" office:value="10354" calcext:value-type="float">
            <text:p>10354</text:p>
          </table:table-cell>
          <table:table-cell table:formula="of:=[.B355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7]" office:value-type="float" office:value="10355" calcext:value-type="float">
            <text:p>10355</text:p>
          </table:table-cell>
          <table:table-cell table:formula="of:=[.B356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8]" office:value-type="float" office:value="10356" calcext:value-type="float">
            <text:p>10356</text:p>
          </table:table-cell>
          <table:table-cell table:formula="of:=[.B357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table:formula="of:=[.B359]" office:value-type="float" office:value="10357" calcext:value-type="float">
            <text:p>10357</text:p>
          </table:table-cell>
          <table:table-cell table:formula="of:=[.B358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0]" office:value-type="float" office:value="10358" calcext:value-type="float">
            <text:p>10358</text:p>
          </table:table-cell>
          <table:table-cell table:formula="of:=[.B359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361]" office:value-type="float" office:value="10359" calcext:value-type="float">
            <text:p>10359</text:p>
          </table:table-cell>
          <table:table-cell table:formula="of:=[.B360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2]" office:value-type="float" office:value="10360" calcext:value-type="float">
            <text:p>10360</text:p>
          </table:table-cell>
          <table:table-cell table:formula="of:=[.B361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63]" office:value-type="float" office:value="10361" calcext:value-type="float">
            <text:p>10361</text:p>
          </table:table-cell>
          <table:table-cell table:formula="of:=[.B362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64]" office:value-type="float" office:value="10362" calcext:value-type="float">
            <text:p>10362</text:p>
          </table:table-cell>
          <table:table-cell table:formula="of:=[.B363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365]" office:value-type="float" office:value="10363" calcext:value-type="float">
            <text:p>10363</text:p>
          </table:table-cell>
          <table:table-cell table:formula="of:=[.B364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6]" office:value-type="float" office:value="10364" calcext:value-type="float">
            <text:p>10364</text:p>
          </table:table-cell>
          <table:table-cell table:formula="of:=[.B365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367]" office:value-type="float" office:value="10365" calcext:value-type="float">
            <text:p>10365</text:p>
          </table:table-cell>
          <table:table-cell table:formula="of:=[.B366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68]" office:value-type="float" office:value="10366" calcext:value-type="float">
            <text:p>10366</text:p>
          </table:table-cell>
          <table:table-cell table:formula="of:=[.B367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9]" office:value-type="float" office:value="10367" calcext:value-type="float">
            <text:p>10367</text:p>
          </table:table-cell>
          <table:table-cell table:formula="of:=[.B368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70]" office:value-type="float" office:value="10368" calcext:value-type="float">
            <text:p>10368</text:p>
          </table:table-cell>
          <table:table-cell table:formula="of:=[.B369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1]" office:value-type="float" office:value="10369" calcext:value-type="float">
            <text:p>10369</text:p>
          </table:table-cell>
          <table:table-cell table:formula="of:=[.B370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72]" office:value-type="float" office:value="10370" calcext:value-type="float">
            <text:p>10370</text:p>
          </table:table-cell>
          <table:table-cell table:formula="of:=[.B371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3]" office:value-type="float" office:value="10371" calcext:value-type="float">
            <text:p>10371</text:p>
          </table:table-cell>
          <table:table-cell table:formula="of:=[.B372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4]" office:value-type="float" office:value="10372" calcext:value-type="float">
            <text:p>10372</text:p>
          </table:table-cell>
          <table:table-cell table:formula="of:=[.B373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5]" office:value-type="float" office:value="10373" calcext:value-type="float">
            <text:p>10373</text:p>
          </table:table-cell>
          <table:table-cell table:formula="of:=[.B374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table:formula="of:=[.B376]" office:value-type="float" office:value="10374" calcext:value-type="float">
            <text:p>10374</text:p>
          </table:table-cell>
          <table:table-cell table:formula="of:=[.B375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7]" office:value-type="float" office:value="10375" calcext:value-type="float">
            <text:p>10375</text:p>
          </table:table-cell>
          <table:table-cell table:formula="of:=[.B376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8]" office:value-type="float" office:value="10376" calcext:value-type="float">
            <text:p>10376</text:p>
          </table:table-cell>
          <table:table-cell table:formula="of:=[.B377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79]" office:value-type="float" office:value="10377" calcext:value-type="float">
            <text:p>10377</text:p>
          </table:table-cell>
          <table:table-cell table:formula="of:=[.B378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0]" office:value-type="float" office:value="10378" calcext:value-type="float">
            <text:p>10378</text:p>
          </table:table-cell>
          <table:table-cell table:formula="of:=[.B379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81]" office:value-type="float" office:value="10379" calcext:value-type="float">
            <text:p>10379</text:p>
          </table:table-cell>
          <table:table-cell table:formula="of:=[.B380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382]" office:value-type="float" office:value="10380" calcext:value-type="float">
            <text:p>10380</text:p>
          </table:table-cell>
          <table:table-cell table:formula="of:=[.B381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formula="of:=[.B383]" office:value-type="float" office:value="10381" calcext:value-type="float">
            <text:p>10381</text:p>
          </table:table-cell>
          <table:table-cell table:formula="of:=[.B382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84]" office:value-type="float" office:value="10382" calcext:value-type="float">
            <text:p>10382</text:p>
          </table:table-cell>
          <table:table-cell table:formula="of:=[.B383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5]" office:value-type="float" office:value="10383" calcext:value-type="float">
            <text:p>10383</text:p>
          </table:table-cell>
          <table:table-cell table:formula="of:=[.B384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6]" office:value-type="float" office:value="10384" calcext:value-type="float">
            <text:p>10384</text:p>
          </table:table-cell>
          <table:table-cell table:formula="of:=[.B385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formula="of:=[.B387]" office:value-type="float" office:value="10385" calcext:value-type="float">
            <text:p>10385</text:p>
          </table:table-cell>
          <table:table-cell table:formula="of:=[.B386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formula="of:=[.B388]" office:value-type="float" office:value="10386" calcext:value-type="float">
            <text:p>10386</text:p>
          </table:table-cell>
          <table:table-cell table:formula="of:=[.B387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9]" office:value-type="float" office:value="10387" calcext:value-type="float">
            <text:p>10387</text:p>
          </table:table-cell>
          <table:table-cell table:formula="of:=[.B388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90]" office:value-type="float" office:value="10388" calcext:value-type="float">
            <text:p>10388</text:p>
          </table:table-cell>
          <table:table-cell table:formula="of:=[.B389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table:formula="of:=[.B391]" office:value-type="float" office:value="10389" calcext:value-type="float">
            <text:p>10389</text:p>
          </table:table-cell>
          <table:table-cell table:formula="of:=[.B390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2]" office:value-type="float" office:value="10390" calcext:value-type="float">
            <text:p>10390</text:p>
          </table:table-cell>
          <table:table-cell table:formula="of:=[.B391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/>
          <table:table-cell table:formula="of:=[.B392]+1" office:value-type="float" office:value="10391" calcext:value-type="float">
            <text:p>10391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394]" office:value-type="float" office:value="10392" calcext:value-type="float">
            <text:p>10392</text:p>
          </table:table-cell>
          <table:table-cell table:formula="of:=[.B393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5]" office:value-type="float" office:value="10393" calcext:value-type="float">
            <text:p>10393</text:p>
          </table:table-cell>
          <table:table-cell table:formula="of:=[.B394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6]" office:value-type="float" office:value="10394" calcext:value-type="float">
            <text:p>10394</text:p>
          </table:table-cell>
          <table:table-cell table:formula="of:=[.B395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7]" office:value-type="float" office:value="10395" calcext:value-type="float">
            <text:p>10395</text:p>
          </table:table-cell>
          <table:table-cell table:formula="of:=[.B396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8]" office:value-type="float" office:value="10396" calcext:value-type="float">
            <text:p>10396</text:p>
          </table:table-cell>
          <table:table-cell table:formula="of:=[.B397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table:formula="of:=[.B399]" office:value-type="float" office:value="10397" calcext:value-type="float">
            <text:p>10397</text:p>
          </table:table-cell>
          <table:table-cell table:formula="of:=[.B398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table:formula="of:=[.B400]" office:value-type="float" office:value="10398" calcext:value-type="float">
            <text:p>10398</text:p>
          </table:table-cell>
          <table:table-cell table:formula="of:=[.B399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table:formula="of:=[.B401]" office:value-type="float" office:value="10399" calcext:value-type="float">
            <text:p>10399</text:p>
          </table:table-cell>
          <table:table-cell table:formula="of:=[.B400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402]" office:value-type="float" office:value="10400" calcext:value-type="float">
            <text:p>10400</text:p>
          </table:table-cell>
          <table:table-cell table:formula="of:=[.B401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03]" office:value-type="float" office:value="10401" calcext:value-type="float">
            <text:p>10401</text:p>
          </table:table-cell>
          <table:table-cell table:formula="of:=[.B402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04]" office:value-type="float" office:value="10402" calcext:value-type="float">
            <text:p>10402</text:p>
          </table:table-cell>
          <table:table-cell table:formula="of:=[.B403]+1" office:value-type="float" office:value="10402" calcext:value-type="float">
            <text:p>1040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05]" office:value-type="float" office:value="10403" calcext:value-type="float">
            <text:p>10403</text:p>
          </table:table-cell>
          <table:table-cell table:formula="of:=[.B404]+1" office:value-type="float" office:value="10403" calcext:value-type="float">
            <text:p>10403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6]" office:value-type="float" office:value="10404" calcext:value-type="float">
            <text:p>10404</text:p>
          </table:table-cell>
          <table:table-cell table:formula="of:=[.B405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07]" office:value-type="float" office:value="10405" calcext:value-type="float">
            <text:p>10405</text:p>
          </table:table-cell>
          <table:table-cell table:formula="of:=[.B406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08]" office:value-type="float" office:value="10406" calcext:value-type="float">
            <text:p>10406</text:p>
          </table:table-cell>
          <table:table-cell table:formula="of:=[.B407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09]" office:value-type="float" office:value="10407" calcext:value-type="float">
            <text:p>10407</text:p>
          </table:table-cell>
          <table:table-cell table:formula="of:=[.B408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0]" office:value-type="float" office:value="10408" calcext:value-type="float">
            <text:p>10408</text:p>
          </table:table-cell>
          <table:table-cell table:formula="of:=[.B409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411]" office:value-type="float" office:value="10409" calcext:value-type="float">
            <text:p>10409</text:p>
          </table:table-cell>
          <table:table-cell table:formula="of:=[.B410]+1" office:value-type="float" office:value="10409" calcext:value-type="float">
            <text:p>10409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12]" office:value-type="float" office:value="10410" calcext:value-type="float">
            <text:p>10410</text:p>
          </table:table-cell>
          <table:table-cell table:formula="of:=[.B411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table:formula="of:=[.B413]" office:value-type="float" office:value="10411" calcext:value-type="float">
            <text:p>10411</text:p>
          </table:table-cell>
          <table:table-cell table:formula="of:=[.B412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table:formula="of:=[.B414]" office:value-type="float" office:value="10412" calcext:value-type="float">
            <text:p>10412</text:p>
          </table:table-cell>
          <table:table-cell table:formula="of:=[.B413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415]" office:value-type="float" office:value="10413" calcext:value-type="float">
            <text:p>10413</text:p>
          </table:table-cell>
          <table:table-cell table:formula="of:=[.B414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416]" office:value-type="float" office:value="10414" calcext:value-type="float">
            <text:p>10414</text:p>
          </table:table-cell>
          <table:table-cell table:formula="of:=[.B415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7]" office:value-type="float" office:value="10415" calcext:value-type="float">
            <text:p>10415</text:p>
          </table:table-cell>
          <table:table-cell table:formula="of:=[.B416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8]" office:value-type="float" office:value="10416" calcext:value-type="float">
            <text:p>10416</text:p>
          </table:table-cell>
          <table:table-cell table:formula="of:=[.B417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9]" office:value-type="float" office:value="10417" calcext:value-type="float">
            <text:p>10417</text:p>
          </table:table-cell>
          <table:table-cell table:formula="of:=[.B418]+1" office:value-type="float" office:value="10417" calcext:value-type="float">
            <text:p>10417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20]" office:value-type="float" office:value="10418" calcext:value-type="float">
            <text:p>10418</text:p>
          </table:table-cell>
          <table:table-cell table:formula="of:=[.B419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421]" office:value-type="float" office:value="10419" calcext:value-type="float">
            <text:p>10419</text:p>
          </table:table-cell>
          <table:table-cell table:formula="of:=[.B420]+1" office:value-type="float" office:value="10419" calcext:value-type="float">
            <text:p>10419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22]" office:value-type="float" office:value="10420" calcext:value-type="float">
            <text:p>10420</text:p>
          </table:table-cell>
          <table:table-cell table:formula="of:=[.B421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23]" office:value-type="float" office:value="10421" calcext:value-type="float">
            <text:p>10421</text:p>
          </table:table-cell>
          <table:table-cell table:formula="of:=[.B422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24]" office:value-type="float" office:value="10422" calcext:value-type="float">
            <text:p>10422</text:p>
          </table:table-cell>
          <table:table-cell table:formula="of:=[.B423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25]" office:value-type="float" office:value="10423" calcext:value-type="float">
            <text:p>10423</text:p>
          </table:table-cell>
          <table:table-cell table:formula="of:=[.B424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426]" office:value-type="float" office:value="10424" calcext:value-type="float">
            <text:p>10424</text:p>
          </table:table-cell>
          <table:table-cell table:formula="of:=[.B425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27]" office:value-type="float" office:value="10425" calcext:value-type="float">
            <text:p>10425</text:p>
          </table:table-cell>
          <table:table-cell table:formula="of:=[.B426]+1" office:value-type="float" office:value="10425" calcext:value-type="float">
            <text:p>10425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8]" office:value-type="float" office:value="10426" calcext:value-type="float">
            <text:p>10426</text:p>
          </table:table-cell>
          <table:table-cell table:formula="of:=[.B427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29]" office:value-type="float" office:value="10427" calcext:value-type="float">
            <text:p>10427</text:p>
          </table:table-cell>
          <table:table-cell table:formula="of:=[.B428]+1" office:value-type="float" office:value="10427" calcext:value-type="float">
            <text:p>10427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0]" office:value-type="float" office:value="10428" calcext:value-type="float">
            <text:p>10428</text:p>
          </table:table-cell>
          <table:table-cell table:formula="of:=[.B429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1]" office:value-type="float" office:value="10429" calcext:value-type="float">
            <text:p>10429</text:p>
          </table:table-cell>
          <table:table-cell table:formula="of:=[.B430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2]" office:value-type="float" office:value="10430" calcext:value-type="float">
            <text:p>10430</text:p>
          </table:table-cell>
          <table:table-cell table:formula="of:=[.B431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3]" office:value-type="float" office:value="10431" calcext:value-type="float">
            <text:p>10431</text:p>
          </table:table-cell>
          <table:table-cell table:formula="of:=[.B432]+1" office:value-type="float" office:value="10431" calcext:value-type="float">
            <text:p>10431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434]" office:value-type="float" office:value="10432" calcext:value-type="float">
            <text:p>10432</text:p>
          </table:table-cell>
          <table:table-cell table:formula="of:=[.B433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35]" office:value-type="float" office:value="10433" calcext:value-type="float">
            <text:p>10433</text:p>
          </table:table-cell>
          <table:table-cell table:formula="of:=[.B434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6]" office:value-type="float" office:value="10434" calcext:value-type="float">
            <text:p>10434</text:p>
          </table:table-cell>
          <table:table-cell table:formula="of:=[.B435]+1" office:value-type="float" office:value="10434" calcext:value-type="float">
            <text:p>10434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7]" office:value-type="float" office:value="10435" calcext:value-type="float">
            <text:p>10435</text:p>
          </table:table-cell>
          <table:table-cell table:formula="of:=[.B436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8]" office:value-type="float" office:value="10436" calcext:value-type="float">
            <text:p>10436</text:p>
          </table:table-cell>
          <table:table-cell table:formula="of:=[.B437]+1" office:value-type="float" office:value="10436" calcext:value-type="float">
            <text:p>10436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table:formula="of:=[.B439]" office:value-type="float" office:value="10437" calcext:value-type="float">
            <text:p>10437</text:p>
          </table:table-cell>
          <table:table-cell table:formula="of:=[.B438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440]" office:value-type="float" office:value="10438" calcext:value-type="float">
            <text:p>10438</text:p>
          </table:table-cell>
          <table:table-cell table:formula="of:=[.B439]+1" office:value-type="float" office:value="10438" calcext:value-type="float">
            <text:p>10438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41]" office:value-type="float" office:value="10439" calcext:value-type="float">
            <text:p>10439</text:p>
          </table:table-cell>
          <table:table-cell table:formula="of:=[.B440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2]" office:value-type="float" office:value="10440" calcext:value-type="float">
            <text:p>10440</text:p>
          </table:table-cell>
          <table:table-cell table:formula="of:=[.B441]+1" office:value-type="float" office:value="10440" calcext:value-type="float">
            <text:p>10440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43]" office:value-type="float" office:value="10441" calcext:value-type="float">
            <text:p>10441</text:p>
          </table:table-cell>
          <table:table-cell table:formula="of:=[.B442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444]" office:value-type="float" office:value="10442" calcext:value-type="float">
            <text:p>10442</text:p>
          </table:table-cell>
          <table:table-cell table:formula="of:=[.B443]+1" office:value-type="float" office:value="10442" calcext:value-type="float">
            <text:p>10442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445]" office:value-type="float" office:value="10443" calcext:value-type="float">
            <text:p>10443</text:p>
          </table:table-cell>
          <table:table-cell table:formula="of:=[.B444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46]" office:value-type="float" office:value="10444" calcext:value-type="float">
            <text:p>10444</text:p>
          </table:table-cell>
          <table:table-cell table:formula="of:=[.B445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47]" office:value-type="float" office:value="10445" calcext:value-type="float">
            <text:p>10445</text:p>
          </table:table-cell>
          <table:table-cell table:formula="of:=[.B446]+1" office:value-type="float" office:value="10445" calcext:value-type="float">
            <text:p>10445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48]" office:value-type="float" office:value="10446" calcext:value-type="float">
            <text:p>10446</text:p>
          </table:table-cell>
          <table:table-cell table:formula="of:=[.B447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9]" office:value-type="float" office:value="10447" calcext:value-type="float">
            <text:p>10447</text:p>
          </table:table-cell>
          <table:table-cell table:formula="of:=[.B448]+1" office:value-type="float" office:value="10447" calcext:value-type="float">
            <text:p>10447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0]" office:value-type="float" office:value="10448" calcext:value-type="float">
            <text:p>10448</text:p>
          </table:table-cell>
          <table:table-cell table:formula="of:=[.B449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51]" office:value-type="float" office:value="10449" calcext:value-type="float">
            <text:p>10449</text:p>
          </table:table-cell>
          <table:table-cell table:formula="of:=[.B450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52]" office:value-type="float" office:value="10450" calcext:value-type="float">
            <text:p>10450</text:p>
          </table:table-cell>
          <table:table-cell table:formula="of:=[.B451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3]" office:value-type="float" office:value="10451" calcext:value-type="float">
            <text:p>10451</text:p>
          </table:table-cell>
          <table:table-cell table:formula="of:=[.B452]+1" office:value-type="float" office:value="10451" calcext:value-type="float">
            <text:p>10451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4]" office:value-type="float" office:value="10452" calcext:value-type="float">
            <text:p>10452</text:p>
          </table:table-cell>
          <table:table-cell table:formula="of:=[.B453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mstich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ammstrich</text:p>
          </table:table-cell>
          <table:table-cell table:number-columns-repeated="2"/>
          <table:table-cell office:value-type="string" calcext:value-type="string">
            <text:p>Zchng. 66XI</text:p>
          </table:table-cell>
          <table:table-cell table:number-columns-repeated="3"/>
        </table:table-row>
        <table:table-row table:style-name="ro1">
          <table:table-cell table:formula="of:=[.B455]" office:value-type="float" office:value="10453" calcext:value-type="float">
            <text:p>10453</text:p>
          </table:table-cell>
          <table:table-cell table:formula="of:=[.B454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table:formula="of:=[.B456]" office:value-type="float" office:value="10454" calcext:value-type="float">
            <text:p>10454</text:p>
          </table:table-cell>
          <table:table-cell table:formula="of:=[.B455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 2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7]" office:value-type="float" office:value="10455" calcext:value-type="float">
            <text:p>10455</text:p>
          </table:table-cell>
          <table:table-cell table:formula="of:=[.B456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Menkendorf</text:p>
          </table:table-cell>
          <table:table-cell table:number-columns-repeated="3"/>
        </table:table-row>
        <table:table-row table:style-name="ro1">
          <table:table-cell table:formula="of:=[.B458]" office:value-type="float" office:value="10456" calcext:value-type="float">
            <text:p>10456</text:p>
          </table:table-cell>
          <table:table-cell table:formula="of:=[.B457]+1" office:value-type="float" office:value="10456" calcext:value-type="float">
            <text:p>10456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9]" office:value-type="float" office:value="10457" calcext:value-type="float">
            <text:p>10457</text:p>
          </table:table-cell>
          <table:table-cell table:formula="of:=[.B458]+1" office:value-type="float" office:value="10457" calcext:value-type="float">
            <text:p>10457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60]" office:value-type="float" office:value="10458" calcext:value-type="float">
            <text:p>10458</text:p>
          </table:table-cell>
          <table:table-cell table:formula="of:=[.B459]+1" office:value-type="float" office:value="10458" calcext:value-type="float">
            <text:p>10458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61]" office:value-type="float" office:value="10459" calcext:value-type="float">
            <text:p>10459</text:p>
          </table:table-cell>
          <table:table-cell table:formula="of:=[.B460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table:formula="of:=[.B462]" office:value-type="float" office:value="10460" calcext:value-type="float">
            <text:p>10460</text:p>
          </table:table-cell>
          <table:table-cell table:formula="of:=[.B461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3]" office:value-type="float" office:value="10461" calcext:value-type="float">
            <text:p>10461</text:p>
          </table:table-cell>
          <table:table-cell table:formula="of:=[.B462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64]" office:value-type="float" office:value="10462" calcext:value-type="float">
            <text:p>10462</text:p>
          </table:table-cell>
          <table:table-cell table:formula="of:=[.B463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2"/>
        </table:table-row>
        <table:table-row table:style-name="ro1">
          <table:table-cell table:formula="of:=[.B465]" office:value-type="float" office:value="10463" calcext:value-type="float">
            <text:p>10463</text:p>
          </table:table-cell>
          <table:table-cell table:formula="of:=[.B464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table:formula="of:=[.B466]" office:value-type="float" office:value="10464" calcext:value-type="float">
            <text:p>10464</text:p>
          </table:table-cell>
          <table:table-cell table:formula="of:=[.B465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table:number-columns-repeated="2"/>
        </table:table-row>
        <table:table-row table:style-name="ro1">
          <table:table-cell table:formula="of:=[.B467]" office:value-type="float" office:value="10465" calcext:value-type="float">
            <text:p>10465</text:p>
          </table:table-cell>
          <table:table-cell table:formula="of:=[.B466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68]" office:value-type="float" office:value="10466" calcext:value-type="float">
            <text:p>10466</text:p>
          </table:table-cell>
          <table:table-cell table:formula="of:=[.B467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9]" office:value-type="float" office:value="10467" calcext:value-type="float">
            <text:p>10467</text:p>
          </table:table-cell>
          <table:table-cell table:formula="of:=[.B468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0]" office:value-type="float" office:value="10468" calcext:value-type="float">
            <text:p>10468</text:p>
          </table:table-cell>
          <table:table-cell table:formula="of:=[.B469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1]" office:value-type="float" office:value="10469" calcext:value-type="float">
            <text:p>10469</text:p>
          </table:table-cell>
          <table:table-cell table:formula="of:=[.B470]+1" office:value-type="float" office:value="10469" calcext:value-type="float">
            <text:p>1046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72]" office:value-type="float" office:value="10470" calcext:value-type="float">
            <text:p>10470</text:p>
          </table:table-cell>
          <table:table-cell table:formula="of:=[.B471]+1" office:value-type="float" office:value="10470" calcext:value-type="float">
            <text:p>1047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73]" office:value-type="float" office:value="10471" calcext:value-type="float">
            <text:p>10471</text:p>
          </table:table-cell>
          <table:table-cell table:formula="of:=[.B472]+1" office:value-type="float" office:value="10471" calcext:value-type="float">
            <text:p>1047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table:formula="of:=[.B474]" office:value-type="float" office:value="10472" calcext:value-type="float">
            <text:p>10472</text:p>
          </table:table-cell>
          <table:table-cell table:formula="of:=[.B473]+1" office:value-type="float" office:value="10472" calcext:value-type="float">
            <text:p>10472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table:formula="of:=[.B475]" office:value-type="float" office:value="10473" calcext:value-type="float">
            <text:p>10473</text:p>
          </table:table-cell>
          <table:table-cell table:formula="of:=[.B474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table:formula="of:=[.B476]" office:value-type="float" office:value="10474" calcext:value-type="float">
            <text:p>10474</text:p>
          </table:table-cell>
          <table:table-cell table:formula="of:=[.B475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7]" office:value-type="float" office:value="10475" calcext:value-type="float">
            <text:p>10475</text:p>
          </table:table-cell>
          <table:table-cell table:formula="of:=[.B476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8]" office:value-type="float" office:value="10476" calcext:value-type="float">
            <text:p>10476</text:p>
          </table:table-cell>
          <table:table-cell table:formula="of:=[.B477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479]" office:value-type="float" office:value="10477" calcext:value-type="float">
            <text:p>10477</text:p>
          </table:table-cell>
          <table:table-cell table:formula="of:=[.B478]+1" office:value-type="float" office:value="10477" calcext:value-type="float">
            <text:p>10477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80]" office:value-type="float" office:value="10478" calcext:value-type="float">
            <text:p>10478</text:p>
          </table:table-cell>
          <table:table-cell table:formula="of:=[.B479]+1" office:value-type="float" office:value="10478" calcext:value-type="float">
            <text:p>10478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81]" office:value-type="float" office:value="10479" calcext:value-type="float">
            <text:p>10479</text:p>
          </table:table-cell>
          <table:table-cell table:formula="of:=[.B480]+1" office:value-type="float" office:value="10479" calcext:value-type="float">
            <text:p>10479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482]" office:value-type="float" office:value="10480" calcext:value-type="float">
            <text:p>10480</text:p>
          </table:table-cell>
          <table:table-cell table:formula="of:=[.B481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3]" office:value-type="float" office:value="10481" calcext:value-type="float">
            <text:p>10481</text:p>
          </table:table-cell>
          <table:table-cell table:formula="of:=[.B482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4]" office:value-type="float" office:value="10482" calcext:value-type="float">
            <text:p>10482</text:p>
          </table:table-cell>
          <table:table-cell table:formula="of:=[.B483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85]" office:value-type="float" office:value="10483" calcext:value-type="float">
            <text:p>10483</text:p>
          </table:table-cell>
          <table:table-cell table:formula="of:=[.B484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86]" office:value-type="float" office:value="10484" calcext:value-type="float">
            <text:p>10484</text:p>
          </table:table-cell>
          <table:table-cell table:formula="of:=[.B485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table:formula="of:=[.B487]" office:value-type="float" office:value="10485" calcext:value-type="float">
            <text:p>10485</text:p>
          </table:table-cell>
          <table:table-cell table:formula="of:=[.B486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table:formula="of:=[.B488]" office:value-type="float" office:value="10486" calcext:value-type="float">
            <text:p>10486</text:p>
          </table:table-cell>
          <table:table-cell table:formula="of:=[.B487]+1" office:value-type="float" office:value="10486" calcext:value-type="float">
            <text:p>10486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89]" office:value-type="float" office:value="10487" calcext:value-type="float">
            <text:p>10487</text:p>
          </table:table-cell>
          <table:table-cell table:formula="of:=[.B488]+1" office:value-type="float" office:value="10487" calcext:value-type="float">
            <text:p>1048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90]" office:value-type="float" office:value="10488" calcext:value-type="float">
            <text:p>10488</text:p>
          </table:table-cell>
          <table:table-cell table:formula="of:=[.B489]+1" office:value-type="float" office:value="10488" calcext:value-type="float">
            <text:p>10488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1]" office:value-type="float" office:value="10489" calcext:value-type="float">
            <text:p>10489</text:p>
          </table:table-cell>
          <table:table-cell table:formula="of:=[.B490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table:formula="of:=[.B492]" office:value-type="float" office:value="10490" calcext:value-type="float">
            <text:p>10490</text:p>
          </table:table-cell>
          <table:table-cell table:formula="of:=[.B491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3]" office:value-type="float" office:value="10491" calcext:value-type="float">
            <text:p>10491</text:p>
          </table:table-cell>
          <table:table-cell table:formula="of:=[.B492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4]" office:value-type="float" office:value="10492" calcext:value-type="float">
            <text:p>10492</text:p>
          </table:table-cell>
          <table:table-cell table:formula="of:=[.B493]+1" office:value-type="float" office:value="10492" calcext:value-type="float">
            <text:p>10492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95]" office:value-type="float" office:value="10493" calcext:value-type="float">
            <text:p>10493</text:p>
          </table:table-cell>
          <table:table-cell table:formula="of:=[.B494]+1" office:value-type="float" office:value="10493" calcext:value-type="float">
            <text:p>10493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6]" office:value-type="float" office:value="10494" calcext:value-type="float">
            <text:p>10494</text:p>
          </table:table-cell>
          <table:table-cell table:formula="of:=[.B495]+1" office:value-type="float" office:value="10494" calcext:value-type="float">
            <text:p>10494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7]" office:value-type="float" office:value="10495" calcext:value-type="float">
            <text:p>10495</text:p>
          </table:table-cell>
          <table:table-cell table:formula="of:=[.B496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table:formula="of:=[.B498]" office:value-type="float" office:value="10496" calcext:value-type="float">
            <text:p>10496</text:p>
          </table:table-cell>
          <table:table-cell table:formula="of:=[.B497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9]" office:value-type="float" office:value="10497" calcext:value-type="float">
            <text:p>10497</text:p>
          </table:table-cell>
          <table:table-cell table:formula="of:=[.B498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0]" office:value-type="float" office:value="10498" calcext:value-type="float">
            <text:p>10498</text:p>
          </table:table-cell>
          <table:table-cell table:formula="of:=[.B499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01]" office:value-type="float" office:value="10499" calcext:value-type="float">
            <text:p>10499</text:p>
          </table:table-cell>
          <table:table-cell table:formula="of:=[.B500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502]" office:value-type="float" office:value="10500" calcext:value-type="float">
            <text:p>10500</text:p>
          </table:table-cell>
          <table:table-cell table:formula="of:=[.B501]+1" office:value-type="float" office:value="10500" calcext:value-type="float">
            <text:p>10500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03]" office:value-type="float" office:value="10501" calcext:value-type="float">
            <text:p>10501</text:p>
          </table:table-cell>
          <table:table-cell table:formula="of:=[.B502]+1" office:value-type="float" office:value="10501" calcext:value-type="float">
            <text:p>10501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04]" office:value-type="float" office:value="10502" calcext:value-type="float">
            <text:p>10502</text:p>
          </table:table-cell>
          <table:table-cell table:formula="of:=[.B503]+1" office:value-type="float" office:value="10502" calcext:value-type="float">
            <text:p>10502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05]" office:value-type="float" office:value="10503" calcext:value-type="float">
            <text:p>10503</text:p>
          </table:table-cell>
          <table:table-cell table:formula="of:=[.B504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6]" office:value-type="float" office:value="10504" calcext:value-type="float">
            <text:p>10504</text:p>
          </table:table-cell>
          <table:table-cell table:formula="of:=[.B505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7]" office:value-type="float" office:value="10505" calcext:value-type="float">
            <text:p>10505</text:p>
          </table:table-cell>
          <table:table-cell table:formula="of:=[.B506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08]" office:value-type="float" office:value="10506" calcext:value-type="float">
            <text:p>10506</text:p>
          </table:table-cell>
          <table:table-cell table:formula="of:=[.B507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09]" office:value-type="float" office:value="10507" calcext:value-type="float">
            <text:p>10507</text:p>
          </table:table-cell>
          <table:table-cell table:formula="of:=[.B508]+1" office:value-type="float" office:value="10507" calcext:value-type="float">
            <text:p>10507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10]" office:value-type="float" office:value="10508" calcext:value-type="float">
            <text:p>10508</text:p>
          </table:table-cell>
          <table:table-cell table:formula="of:=[.B509]+1" office:value-type="float" office:value="10508" calcext:value-type="float">
            <text:p>10508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1]" office:value-type="float" office:value="10509" calcext:value-type="float">
            <text:p>10509</text:p>
          </table:table-cell>
          <table:table-cell table:formula="of:=[.B510]+1" office:value-type="float" office:value="10509" calcext:value-type="float">
            <text:p>10509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12]" office:value-type="float" office:value="10510" calcext:value-type="float">
            <text:p>10510</text:p>
          </table:table-cell>
          <table:table-cell table:formula="of:=[.B511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table:formula="of:=[.B513]" office:value-type="float" office:value="10511" calcext:value-type="float">
            <text:p>10511</text:p>
          </table:table-cell>
          <table:table-cell table:formula="of:=[.B512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514]" office:value-type="float" office:value="10512" calcext:value-type="float">
            <text:p>10512</text:p>
          </table:table-cell>
          <table:table-cell table:formula="of:=[.B513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5]" office:value-type="float" office:value="10513" calcext:value-type="float">
            <text:p>10513</text:p>
          </table:table-cell>
          <table:table-cell table:formula="of:=[.B514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6]" office:value-type="float" office:value="10514" calcext:value-type="float">
            <text:p>10514</text:p>
          </table:table-cell>
          <table:table-cell table:formula="of:=[.B515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17]" office:value-type="float" office:value="10515" calcext:value-type="float">
            <text:p>10515</text:p>
          </table:table-cell>
          <table:table-cell table:formula="of:=[.B516]+1" office:value-type="float" office:value="10515" calcext:value-type="float">
            <text:p>10515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518]" office:value-type="float" office:value="10516" calcext:value-type="float">
            <text:p>10516</text:p>
          </table:table-cell>
          <table:table-cell table:formula="of:=[.B517]+1" office:value-type="float" office:value="10516" calcext:value-type="float">
            <text:p>10516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9]" office:value-type="float" office:value="10517" calcext:value-type="float">
            <text:p>10517</text:p>
          </table:table-cell>
          <table:table-cell table:formula="of:=[.B518]+1" office:value-type="float" office:value="10517" calcext:value-type="float">
            <text:p>10517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20]" office:value-type="float" office:value="10518" calcext:value-type="float">
            <text:p>10518</text:p>
          </table:table-cell>
          <table:table-cell table:formula="of:=[.B519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table:formula="of:=[.B521]" office:value-type="float" office:value="10519" calcext:value-type="float">
            <text:p>10519</text:p>
          </table:table-cell>
          <table:table-cell table:formula="of:=[.B520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formula="of:=[.B522]" office:value-type="float" office:value="10520" calcext:value-type="float">
            <text:p>10520</text:p>
          </table:table-cell>
          <table:table-cell table:formula="of:=[.B521]+1" office:value-type="float" office:value="10520" calcext:value-type="float">
            <text:p>10520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523]" office:value-type="float" office:value="10521" calcext:value-type="float">
            <text:p>10521</text:p>
          </table:table-cell>
          <table:table-cell table:formula="of:=[.B522]+1" office:value-type="float" office:value="10521" calcext:value-type="float">
            <text:p>10521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tark errodiert</text:p>
          </table:table-cell>
          <table:table-cell table:number-columns-repeated="6"/>
        </table:table-row>
        <table:table-row table:style-name="ro1">
          <table:table-cell table:formula="of:=[.B524]" office:value-type="float" office:value="10522" calcext:value-type="float">
            <text:p>10522</text:p>
          </table:table-cell>
          <table:table-cell table:formula="of:=[.B523]+1" office:value-type="float" office:value="10522" calcext:value-type="float">
            <text:p>10522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5]" office:value-type="float" office:value="10523" calcext:value-type="float">
            <text:p>10523</text:p>
          </table:table-cell>
          <table:table-cell table:formula="of:=[.B524]+1" office:value-type="float" office:value="10523" calcext:value-type="float">
            <text:p>10523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6]" office:value-type="float" office:value="10524" calcext:value-type="float">
            <text:p>10524</text:p>
          </table:table-cell>
          <table:table-cell table:formula="of:=[.B525]+1" office:value-type="float" office:value="10524" calcext:value-type="float">
            <text:p>10524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27]" office:value-type="float" office:value="10525" calcext:value-type="float">
            <text:p>10525</text:p>
          </table:table-cell>
          <table:table-cell table:formula="of:=[.B526]+1" office:value-type="float" office:value="10525" calcext:value-type="float">
            <text:p>10525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8]" office:value-type="float" office:value="10526" calcext:value-type="float">
            <text:p>10526</text:p>
          </table:table-cell>
          <table:table-cell table:formula="of:=[.B527]+1" office:value-type="float" office:value="10526" calcext:value-type="float">
            <text:p>10526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9]" office:value-type="float" office:value="10527" calcext:value-type="float">
            <text:p>10527</text:p>
          </table:table-cell>
          <table:table-cell table:formula="of:=[.B528]+1" office:value-type="float" office:value="10527" calcext:value-type="float">
            <text:p>10527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30]" office:value-type="float" office:value="10528" calcext:value-type="float">
            <text:p>10528</text:p>
          </table:table-cell>
          <table:table-cell table:formula="of:=[.B529]+1" office:value-type="float" office:value="10528" calcext:value-type="float">
            <text:p>10528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531]" office:value-type="float" office:value="10529" calcext:value-type="float">
            <text:p>10529</text:p>
          </table:table-cell>
          <table:table-cell table:formula="of:=[.B530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2]" office:value-type="float" office:value="10530" calcext:value-type="float">
            <text:p>10530</text:p>
          </table:table-cell>
          <table:table-cell table:formula="of:=[.B531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33]" office:value-type="float" office:value="10531" calcext:value-type="float">
            <text:p>10531</text:p>
          </table:table-cell>
          <table:table-cell table:formula="of:=[.B532]+1" office:value-type="float" office:value="10531" calcext:value-type="float">
            <text:p>10531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534]" office:value-type="float" office:value="10532" calcext:value-type="float">
            <text:p>10532</text:p>
          </table:table-cell>
          <table:table-cell table:formula="of:=[.B533]+1" office:value-type="float" office:value="10532" calcext:value-type="float">
            <text:p>10532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35]" office:value-type="float" office:value="10533" calcext:value-type="float">
            <text:p>10533</text:p>
          </table:table-cell>
          <table:table-cell table:formula="of:=[.B534]+1" office:value-type="float" office:value="10533" calcext:value-type="float">
            <text:p>10533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36]" office:value-type="float" office:value="10534" calcext:value-type="float">
            <text:p>10534</text:p>
          </table:table-cell>
          <table:table-cell table:formula="of:=[.B535]+1" office:value-type="float" office:value="10534" calcext:value-type="float">
            <text:p>10534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7]" office:value-type="float" office:value="10535" calcext:value-type="float">
            <text:p>10535</text:p>
          </table:table-cell>
          <table:table-cell table:formula="of:=[.B536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8]" office:value-type="float" office:value="10536" calcext:value-type="float">
            <text:p>10536</text:p>
          </table:table-cell>
          <table:table-cell table:formula="of:=[.B537]+1" office:value-type="float" office:value="10536" calcext:value-type="float">
            <text:p>10536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539]" office:value-type="float" office:value="10537" calcext:value-type="float">
            <text:p>10537</text:p>
          </table:table-cell>
          <table:table-cell table:formula="of:=[.B538]+1" office:value-type="float" office:value="10537" calcext:value-type="float">
            <text:p>10537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40]" office:value-type="float" office:value="10538" calcext:value-type="float">
            <text:p>10538</text:p>
          </table:table-cell>
          <table:table-cell table:formula="of:=[.B539]+1" office:value-type="float" office:value="10538" calcext:value-type="float">
            <text:p>10538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1]" office:value-type="float" office:value="10539" calcext:value-type="float">
            <text:p>10539</text:p>
          </table:table-cell>
          <table:table-cell table:formula="of:=[.B540]+1" office:value-type="float" office:value="10539" calcext:value-type="float">
            <text:p>10539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43]" office:value-type="float" office:value="10540" calcext:value-type="float">
            <text:p>10540</text:p>
          </table:table-cell>
          <table:table-cell table:formula="of:=[.B541]+1" office:value-type="float" office:value="10540" calcext:value-type="float">
            <text:p>10540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44]" office:value-type="float" office:value="10541" calcext:value-type="float">
            <text:p>10541</text:p>
          </table:table-cell>
          <table:table-cell table:formula="of:=[.B543]+1" office:value-type="float" office:value="10541" calcext:value-type="float">
            <text:p>10541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45]" office:value-type="float" office:value="10542" calcext:value-type="float">
            <text:p>10542</text:p>
          </table:table-cell>
          <table:table-cell table:formula="of:=[.B544]+1" office:value-type="float" office:value="10542" calcext:value-type="float">
            <text:p>10542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546]" office:value-type="float" office:value="10543" calcext:value-type="float">
            <text:p>10543</text:p>
          </table:table-cell>
          <table:table-cell table:formula="of:=[.B545]+1" office:value-type="float" office:value="10543" calcext:value-type="float">
            <text:p>10543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47]" office:value-type="float" office:value="10544" calcext:value-type="float">
            <text:p>10544</text:p>
          </table:table-cell>
          <table:table-cell table:formula="of:=[.B546]+1" office:value-type="float" office:value="10544" calcext:value-type="float">
            <text:p>10544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8]" office:value-type="float" office:value="10545" calcext:value-type="float">
            <text:p>10545</text:p>
          </table:table-cell>
          <table:table-cell table:formula="of:=[.B547]+1" office:value-type="float" office:value="10545" calcext:value-type="float">
            <text:p>10545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49]" office:value-type="float" office:value="10546" calcext:value-type="float">
            <text:p>10546</text:p>
          </table:table-cell>
          <table:table-cell table:formula="of:=[.B548]+1" office:value-type="float" office:value="10546" calcext:value-type="float">
            <text:p>10546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50]" office:value-type="float" office:value="10547" calcext:value-type="float">
            <text:p>10547</text:p>
          </table:table-cell>
          <table:table-cell table:formula="of:=[.B549]+1" office:value-type="float" office:value="10547" calcext:value-type="float">
            <text:p>10547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51]" office:value-type="float" office:value="10548" calcext:value-type="float">
            <text:p>10548</text:p>
          </table:table-cell>
          <table:table-cell table:formula="of:=[.B550]+1" office:value-type="float" office:value="10548" calcext:value-type="float">
            <text:p>10548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552]" office:value-type="float" office:value="10549" calcext:value-type="float">
            <text:p>10549</text:p>
          </table:table-cell>
          <table:table-cell table:formula="of:=[.B551]+1" office:value-type="float" office:value="10549" calcext:value-type="float">
            <text:p>10549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53]" office:value-type="float" office:value="10550" calcext:value-type="float">
            <text:p>10550</text:p>
          </table:table-cell>
          <table:table-cell table:formula="of:=[.B552]+1" office:value-type="float" office:value="10550" calcext:value-type="float">
            <text:p>10550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4]" office:value-type="float" office:value="10551" calcext:value-type="float">
            <text:p>10551</text:p>
          </table:table-cell>
          <table:table-cell table:formula="of:=[.B553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5]" office:value-type="float" office:value="10552" calcext:value-type="float">
            <text:p>10552</text:p>
          </table:table-cell>
          <table:table-cell table:formula="of:=[.B554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6]" office:value-type="float" office:value="10553" calcext:value-type="float">
            <text:p>10553</text:p>
          </table:table-cell>
          <table:table-cell table:formula="of:=[.B555]+1" office:value-type="float" office:value="10553" calcext:value-type="float">
            <text:p>10553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7]" office:value-type="float" office:value="10554" calcext:value-type="float">
            <text:p>10554</text:p>
          </table:table-cell>
          <table:table-cell table:formula="of:=[.B556]+1" office:value-type="float" office:value="10554" calcext:value-type="float">
            <text:p>10554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8]" office:value-type="float" office:value="10555" calcext:value-type="float">
            <text:p>10555</text:p>
          </table:table-cell>
          <table:table-cell table:formula="of:=[.B557]+1" office:value-type="float" office:value="10555" calcext:value-type="float">
            <text:p>10555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9]" office:value-type="float" office:value="10556" calcext:value-type="float">
            <text:p>10556</text:p>
          </table:table-cell>
          <table:table-cell table:formula="of:=[.B558]+1" office:value-type="float" office:value="10556" calcext:value-type="float">
            <text:p>10556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60]" office:value-type="float" office:value="10557" calcext:value-type="float">
            <text:p>10557</text:p>
          </table:table-cell>
          <table:table-cell table:formula="of:=[.B559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3"/>
        </table:table-row>
        <table:table-row table:style-name="ro1">
          <table:table-cell table:formula="of:=[.B561]" office:value-type="float" office:value="10558" calcext:value-type="float">
            <text:p>10558</text:p>
          </table:table-cell>
          <table:table-cell table:formula="of:=[.B560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3"/>
        </table:table-row>
        <table:table-row table:style-name="ro1">
          <table:table-cell table:formula="of:=[.B562]" office:value-type="float" office:value="10559" calcext:value-type="float">
            <text:p>10559</text:p>
          </table:table-cell>
          <table:table-cell table:formula="of:=[.B561]+1" office:value-type="float" office:value="10559" calcext:value-type="float">
            <text:p>1055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 und RS Zchng. 33II</text:p>
          </table:table-cell>
          <table:table-cell table:number-columns-repeated="3"/>
        </table:table-row>
        <table:table-row table:style-name="ro1">
          <table:table-cell table:formula="of:=[.B563]" office:value-type="float" office:value="10560" calcext:value-type="float">
            <text:p>10560</text:p>
          </table:table-cell>
          <table:table-cell table:formula="of:=[.B562]+1" office:value-type="float" office:value="10560" calcext:value-type="float">
            <text:p>10560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table:formula="of:=[.B564]" office:value-type="float" office:value="10561" calcext:value-type="float">
            <text:p>10561</text:p>
          </table:table-cell>
          <table:table-cell table:formula="of:=[.B563]+1" office:value-type="float" office:value="10561" calcext:value-type="float">
            <text:p>1056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table:formula="of:=[.B565]" office:value-type="float" office:value="10562" calcext:value-type="float">
            <text:p>10562</text:p>
          </table:table-cell>
          <table:table-cell table:formula="of:=[.B564]+1" office:value-type="float" office:value="10562" calcext:value-type="float">
            <text:p>105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6]" office:value-type="float" office:value="10563" calcext:value-type="float">
            <text:p>10563</text:p>
          </table:table-cell>
          <table:table-cell table:formula="of:=[.B565]+1" office:value-type="float" office:value="10563" calcext:value-type="float">
            <text:p>10563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67]" office:value-type="float" office:value="10564" calcext:value-type="float">
            <text:p>10564</text:p>
          </table:table-cell>
          <table:table-cell table:formula="of:=[.B566]+1" office:value-type="float" office:value="10564" calcext:value-type="float">
            <text:p>10564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8II</text:p>
          </table:table-cell>
          <table:table-cell table:number-columns-repeated="3"/>
        </table:table-row>
        <table:table-row table:style-name="ro1">
          <table:table-cell table:formula="of:=[.B5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4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.00.0000</text:date>, <text:time style:data-style-name="N2" text:time-value="14:35:10.57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11-18T14:37:27.616000000</dc:date>
    <meta:editing-duration>PT20H53M46S</meta:editing-duration>
    <meta:editing-cycles>79</meta:editing-cycles>
    <meta:generator>LibreOffice/5.1.6.2$Windows_x86 LibreOffice_project/07ac168c60a517dba0f0d7bc7540f5afa45f0909</meta:generator>
    <meta:document-statistic meta:table-count="1" meta:cell-count="3836" meta:object-count="0"/>
  </office:meta>
</office:document-meta>
</file>